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284" officeooo:paragraph-rsid="00053284"/>
    </style:style>
    <style:style style:name="P2" style:family="paragraph" style:parent-style-name="Standard">
      <style:text-properties officeooo:rsid="0005fc4c" officeooo:paragraph-rsid="0005fc4c"/>
    </style:style>
    <style:style style:name="P3" style:family="paragraph" style:parent-style-name="Standard">
      <style:text-properties officeooo:rsid="00073c27" officeooo:paragraph-rsid="00073c27"/>
    </style:style>
    <style:style style:name="P4" style:family="paragraph" style:parent-style-name="Standard">
      <style:text-properties officeooo:rsid="0008e259" officeooo:paragraph-rsid="0008e259"/>
    </style:style>
    <style:style style:name="P5" style:family="paragraph" style:parent-style-name="Standard">
      <style:text-properties officeooo:rsid="00097ce1" officeooo:paragraph-rsid="00097ce1"/>
    </style:style>
    <style:style style:name="P6" style:family="paragraph" style:parent-style-name="Standard">
      <style:text-properties officeooo:rsid="000b7488" officeooo:paragraph-rsid="000b7488"/>
    </style:style>
    <style:style style:name="P7" style:family="paragraph" style:parent-style-name="Standard">
      <style:text-properties officeooo:rsid="000f0b83" officeooo:paragraph-rsid="000f0b83"/>
    </style:style>
    <style:style style:name="P8" style:family="paragraph" style:parent-style-name="Standard">
      <style:text-properties officeooo:rsid="0010a919" officeooo:paragraph-rsid="0010a919"/>
    </style:style>
    <style:style style:name="P9" style:family="paragraph" style:parent-style-name="Standard">
      <style:text-properties officeooo:rsid="00111957" officeooo:paragraph-rsid="00111957"/>
    </style:style>
    <style:style style:name="P10" style:family="paragraph" style:parent-style-name="Standard">
      <style:text-properties officeooo:rsid="0012237c" officeooo:paragraph-rsid="0012237c"/>
    </style:style>
    <style:style style:name="P11" style:family="paragraph" style:parent-style-name="Standard">
      <style:text-properties officeooo:rsid="0013521b" officeooo:paragraph-rsid="0013521b"/>
    </style:style>
    <style:style style:name="P12" style:family="paragraph" style:parent-style-name="Standard">
      <style:text-properties officeooo:rsid="0014071b" officeooo:paragraph-rsid="0014071b"/>
    </style:style>
    <style:style style:name="P13" style:family="paragraph" style:parent-style-name="Standard">
      <style:text-properties officeooo:rsid="00170d59" officeooo:paragraph-rsid="00170d59"/>
    </style:style>
    <style:style style:name="P14" style:family="paragraph" style:parent-style-name="Standard">
      <style:text-properties officeooo:rsid="00192ea2" officeooo:paragraph-rsid="00192ea2"/>
    </style:style>
    <style:style style:name="P15" style:family="paragraph" style:parent-style-name="Standard">
      <style:text-properties officeooo:rsid="00199620" officeooo:paragraph-rsid="00199620"/>
    </style:style>
    <style:style style:name="P16" style:family="paragraph" style:parent-style-name="Standard">
      <style:text-properties officeooo:rsid="001b2e54" officeooo:paragraph-rsid="001b2e54"/>
    </style:style>
    <style:style style:name="P17" style:family="paragraph" style:parent-style-name="Standard">
      <style:text-properties officeooo:rsid="001c2838" officeooo:paragraph-rsid="001c2838"/>
    </style:style>
    <style:style style:name="P18" style:family="paragraph" style:parent-style-name="Standard">
      <style:text-properties officeooo:rsid="001c2838" officeooo:paragraph-rsid="001e73dc"/>
    </style:style>
    <style:style style:name="P19" style:family="paragraph" style:parent-style-name="Standard">
      <style:text-properties officeooo:rsid="001e73dc" officeooo:paragraph-rsid="001e73dc"/>
    </style:style>
    <style:style style:name="P20" style:family="paragraph" style:parent-style-name="Standard">
      <style:text-properties officeooo:rsid="001fe606" officeooo:paragraph-rsid="001fe606"/>
    </style:style>
    <style:style style:name="P21" style:family="paragraph" style:parent-style-name="Standard">
      <style:text-properties officeooo:rsid="002028ea" officeooo:paragraph-rsid="002028ea"/>
    </style:style>
    <style:style style:name="P22" style:family="paragraph" style:parent-style-name="Standard">
      <style:text-properties officeooo:rsid="00218097" officeooo:paragraph-rsid="00218097"/>
    </style:style>
    <style:style style:name="P23" style:family="paragraph" style:parent-style-name="Standard">
      <style:text-properties officeooo:paragraph-rsid="00237c1b"/>
    </style:style>
    <style:style style:name="P24" style:family="paragraph" style:parent-style-name="Standard">
      <style:text-properties officeooo:rsid="0024b05d" officeooo:paragraph-rsid="0024b05d"/>
    </style:style>
    <style:style style:name="P25" style:family="paragraph" style:parent-style-name="Standard">
      <style:text-properties officeooo:rsid="0024c863" officeooo:paragraph-rsid="0024c863"/>
    </style:style>
    <style:style style:name="P26" style:family="paragraph" style:parent-style-name="Standard">
      <style:text-properties officeooo:rsid="0025702c" officeooo:paragraph-rsid="0025702c"/>
    </style:style>
    <style:style style:name="P27" style:family="paragraph" style:parent-style-name="Standard">
      <style:text-properties officeooo:rsid="00262292" officeooo:paragraph-rsid="00262292"/>
    </style:style>
    <style:style style:name="P28" style:family="paragraph" style:parent-style-name="Standard">
      <style:text-properties officeooo:rsid="00271cf7" officeooo:paragraph-rsid="00271cf7"/>
    </style:style>
    <style:style style:name="P29" style:family="paragraph" style:parent-style-name="Standard">
      <style:text-properties officeooo:rsid="002799ae" officeooo:paragraph-rsid="002799ae"/>
    </style:style>
    <style:style style:name="P30" style:family="paragraph" style:parent-style-name="Standard">
      <style:text-properties officeooo:rsid="002819c0" officeooo:paragraph-rsid="002819c0"/>
    </style:style>
    <style:style style:name="P31" style:family="paragraph" style:parent-style-name="Standard">
      <style:text-properties officeooo:rsid="002b461e" officeooo:paragraph-rsid="002b461e"/>
    </style:style>
    <style:style style:name="P32" style:family="paragraph" style:parent-style-name="Standard">
      <style:text-properties officeooo:rsid="002e083e" officeooo:paragraph-rsid="002e083e"/>
    </style:style>
    <style:style style:name="P33" style:family="paragraph" style:parent-style-name="Standard">
      <style:text-properties officeooo:rsid="002e4bba" officeooo:paragraph-rsid="002e4bba"/>
    </style:style>
    <style:style style:name="P34" style:family="paragraph" style:parent-style-name="Standard">
      <style:text-properties officeooo:rsid="002fad18" officeooo:paragraph-rsid="002fad18"/>
    </style:style>
    <style:style style:name="P35" style:family="paragraph" style:parent-style-name="Standard">
      <style:text-properties officeooo:rsid="00314ef7" officeooo:paragraph-rsid="00314ef7"/>
    </style:style>
    <style:style style:name="P36" style:family="paragraph" style:parent-style-name="Standard">
      <style:text-properties officeooo:rsid="00332b36" officeooo:paragraph-rsid="00332b36"/>
    </style:style>
    <style:style style:name="P37" style:family="paragraph" style:parent-style-name="Standard">
      <style:text-properties officeooo:rsid="00334010" officeooo:paragraph-rsid="00334010"/>
    </style:style>
    <style:style style:name="P38" style:family="paragraph" style:parent-style-name="Standard">
      <style:text-properties officeooo:rsid="00350d62" officeooo:paragraph-rsid="00350d62"/>
    </style:style>
    <style:style style:name="P39" style:family="paragraph" style:parent-style-name="Standard">
      <style:text-properties officeooo:rsid="0036f25d" officeooo:paragraph-rsid="0036f25d"/>
    </style:style>
    <style:style style:name="P40" style:family="paragraph" style:parent-style-name="Standard">
      <style:text-properties officeooo:rsid="0038cce2" officeooo:paragraph-rsid="0038cce2"/>
    </style:style>
    <style:style style:name="P41" style:family="paragraph" style:parent-style-name="Standard">
      <style:text-properties officeooo:paragraph-rsid="0038cce2"/>
    </style:style>
    <style:style style:name="P42" style:family="paragraph" style:parent-style-name="Standard">
      <style:text-properties officeooo:rsid="0039a288" officeooo:paragraph-rsid="0039a288"/>
    </style:style>
    <style:style style:name="P43" style:family="paragraph" style:parent-style-name="Standard">
      <style:paragraph-properties style:line-height-at-least="0.466cm"/>
      <style:text-properties fo:color="#f8f8f2" loext:opacity="100%" style:font-name="Consolas" fo:font-size="9.60000038146973pt" fo:font-weight="normal" fo:background-color="#13141f"/>
    </style:style>
    <style:style style:name="P44" style:family="paragraph" style:parent-style-name="Standard">
      <style:paragraph-properties style:line-height-at-least="0.466cm"/>
      <style:text-properties fo:color="#f8f8f2" loext:opacity="100%" style:font-name="Consolas" fo:font-size="9.60000038146973pt" fo:font-weight="normal" officeooo:rsid="003a05d3" officeooo:paragraph-rsid="003a05d3" fo:background-color="#13141f"/>
    </style:style>
    <style:style style:name="P45" style:family="paragraph" style:parent-style-name="Standard">
      <style:text-properties officeooo:paragraph-rsid="003daa0d"/>
    </style:style>
    <style:style style:name="P46" style:family="paragraph" style:parent-style-name="Standard">
      <style:text-properties officeooo:rsid="003e6169" officeooo:paragraph-rsid="003e6169"/>
    </style:style>
    <style:style style:name="P47" style:family="paragraph" style:parent-style-name="Standard">
      <style:text-properties officeooo:rsid="00412569" officeooo:paragraph-rsid="00412569"/>
    </style:style>
    <style:style style:name="P48" style:family="paragraph" style:parent-style-name="Standard">
      <style:text-properties fo:font-weight="normal" officeooo:rsid="00423920" officeooo:paragraph-rsid="00423920" style:font-weight-asian="normal" style:font-weight-complex="normal"/>
    </style:style>
    <style:style style:name="P49" style:family="paragraph" style:parent-style-name="Standard">
      <style:text-properties fo:font-weight="normal" officeooo:rsid="004412f4" officeooo:paragraph-rsid="004412f4" style:font-weight-asian="normal" style:font-weight-complex="normal"/>
    </style:style>
    <style:style style:name="P50" style:family="paragraph" style:parent-style-name="Standard">
      <style:text-properties fo:font-weight="normal" officeooo:rsid="0045efcb" officeooo:paragraph-rsid="0045efcb" style:font-weight-asian="normal" style:font-weight-complex="normal"/>
    </style:style>
    <style:style style:name="P51" style:family="paragraph" style:parent-style-name="Standard">
      <style:text-properties fo:font-weight="normal" officeooo:rsid="00478260" officeooo:paragraph-rsid="00478260" style:font-weight-asian="normal" style:font-weight-complex="normal"/>
    </style:style>
    <style:style style:name="P52" style:family="paragraph" style:parent-style-name="Standard">
      <style:text-properties fo:font-weight="normal" officeooo:rsid="004a1532" officeooo:paragraph-rsid="004a1532" style:font-weight-asian="normal" style:font-weight-complex="normal"/>
    </style:style>
    <style:style style:name="P53" style:family="paragraph" style:parent-style-name="Standard">
      <style:text-properties fo:font-weight="normal" officeooo:rsid="004b61b5" officeooo:paragraph-rsid="004b61b5" style:font-weight-asian="normal" style:font-weight-complex="normal"/>
    </style:style>
    <style:style style:name="P54" style:family="paragraph" style:parent-style-name="Standard">
      <style:text-properties fo:font-weight="normal" officeooo:rsid="004d4bb2" officeooo:paragraph-rsid="004d4bb2" style:font-weight-asian="normal" style:font-weight-complex="normal"/>
    </style:style>
    <style:style style:name="P55" style:family="paragraph" style:parent-style-name="Standard">
      <style:text-properties fo:color="#000000" loext:opacity="100%" fo:font-weight="bold" officeooo:rsid="004412f4" officeooo:paragraph-rsid="004412f4" style:font-weight-asian="bold" style:font-weight-complex="bold"/>
    </style:style>
    <style:style style:name="P56" style:family="paragraph" style:parent-style-name="Standard">
      <style:text-properties fo:color="#000000" loext:opacity="100%" fo:font-weight="normal" officeooo:rsid="0045efcb" officeooo:paragraph-rsid="0045efcb" style:font-weight-asian="normal" style:font-weight-complex="normal"/>
    </style:style>
    <style:style style:name="P57" style:family="paragraph" style:parent-style-name="Standard">
      <style:text-properties fo:font-weight="normal" officeooo:rsid="004fbbea" officeooo:paragraph-rsid="004fbbea" style:font-weight-asian="normal" style:font-weight-complex="normal"/>
    </style:style>
    <style:style style:name="P58" style:family="paragraph" style:parent-style-name="Standard">
      <style:text-properties officeooo:rsid="00073c27" officeooo:paragraph-rsid="00053284"/>
    </style:style>
    <style:style style:name="T1" style:family="text">
      <style:text-properties officeooo:rsid="000d67b9"/>
    </style:style>
    <style:style style:name="T2" style:family="text">
      <style:text-properties officeooo:rsid="000daac1"/>
    </style:style>
    <style:style style:name="T3" style:family="text">
      <style:text-properties officeooo:rsid="0010cbdb"/>
    </style:style>
    <style:style style:name="T4" style:family="text">
      <style:text-properties officeooo:rsid="0014071b"/>
    </style:style>
    <style:style style:name="T5" style:family="text">
      <style:text-properties officeooo:rsid="0015c2f4"/>
    </style:style>
    <style:style style:name="T6" style:family="text">
      <style:text-properties officeooo:rsid="0018cc70"/>
    </style:style>
    <style:style style:name="T7" style:family="text">
      <style:text-properties officeooo:rsid="001c2838"/>
    </style:style>
    <style:style style:name="T8" style:family="text">
      <style:text-properties officeooo:rsid="001e73dc"/>
    </style:style>
    <style:style style:name="T9" style:family="text">
      <style:text-properties officeooo:rsid="0022151e"/>
    </style:style>
    <style:style style:name="T10" style:family="text">
      <style:text-properties officeooo:rsid="00237c1b"/>
    </style:style>
    <style:style style:name="T11" style:family="text">
      <style:text-properties fo:color="#bd93f9" loext:opacity="100%"/>
    </style:style>
    <style:style style:name="T12" style:family="text">
      <style:text-properties fo:color="#bd93f9" loext:opacity="100%" style:font-name="Consolas" fo:font-size="9.60000038146973pt" fo:font-weight="normal" fo:background-color="#13141f" loext:char-shading-value="0"/>
    </style:style>
    <style:style style:name="T13" style:family="text">
      <style:text-properties fo:color="#f8f8f2" loext:opacity="100%" style:font-name="Consolas" fo:font-size="9.60000038146973pt" fo:font-weight="normal" fo:background-color="#13141f" loext:char-shading-value="0"/>
    </style:style>
    <style:style style:name="T14" style:family="text">
      <style:text-properties fo:color="#ff79c6" loext:opacity="100%"/>
    </style:style>
    <style:style style:name="T15" style:family="text">
      <style:text-properties fo:color="#ff79c6" loext:opacity="100%" style:font-name="Consolas" fo:font-size="9.60000038146973pt" fo:font-weight="normal" fo:background-color="#13141f" loext:char-shading-value="0"/>
    </style:style>
    <style:style style:name="T16" style:family="text">
      <style:text-properties fo:color="#e9f284" loext:opacity="100%"/>
    </style:style>
    <style:style style:name="T17" style:family="text">
      <style:text-properties fo:color="#e9f284" loext:opacity="100%" style:font-name="Consolas" fo:font-size="9.60000038146973pt" fo:font-weight="normal" fo:background-color="#13141f" loext:char-shading-value="0"/>
    </style:style>
    <style:style style:name="T18" style:family="text">
      <style:text-properties fo:color="#f1fa8c" loext:opacity="100%"/>
    </style:style>
    <style:style style:name="T19" style:family="text">
      <style:text-properties fo:color="#f1fa8c" loext:opacity="100%" style:font-name="Consolas" fo:font-size="9.60000038146973pt" fo:font-weight="normal" fo:background-color="#13141f" loext:char-shading-value="0"/>
    </style:style>
    <style:style style:name="T20" style:family="text">
      <style:text-properties officeooo:rsid="0024b05d"/>
    </style:style>
    <style:style style:name="T21" style:family="text">
      <style:text-properties officeooo:rsid="0024ca60"/>
    </style:style>
    <style:style style:name="T22" style:family="text">
      <style:text-properties officeooo:rsid="0037b317"/>
    </style:style>
    <style:style style:name="T23" style:family="text">
      <style:text-properties officeooo:rsid="003daa0d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 fo:font-weight="bold" officeooo:rsid="004412f4" style:font-weight-asian="bold" style:font-weight-complex="bold"/>
    </style:style>
    <style:style style:name="T27" style:family="text">
      <style:text-properties fo:color="#000000" loext:opacity="100%" officeooo:rsid="004412f4"/>
    </style:style>
    <style:style style:name="T28" style:family="text">
      <style:text-properties officeooo:rsid="00423920"/>
    </style:style>
    <style:style style:name="T29" style:family="text">
      <style:text-properties officeooo:rsid="0048f66b"/>
    </style:style>
    <style:style style:name="T30" style:family="text">
      <style:text-properties officeooo:rsid="004a1532"/>
    </style:style>
    <style:style style:name="T31" style:family="text">
      <style:text-properties officeooo:rsid="004e497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b61b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11. Criar pasta <text:span text:style-name="T28">do projeto</text:span></text:p>
      <text:p text:style-name="P47">criar ambiente virtual: <text:span text:style-name="T25">python -m venv venv</text:span></text:p>
      <text:p text:style-name="P48"><text:span text:style-name="T24">ativar ambitent virtual: </text:span><text:span text:style-name="T25">.\venv\Scripts\activate</text:span></text:p>
      <text:p text:style-name="P48"><text:span text:style-name="T25">- </text:span><text:span text:style-name="T27">atualizar pip: </text:span><text:span text:style-name="T26">python -m pip install pip setuptools wheel --upgrade</text:span></text:p>
      <text:p text:style-name="P49"><text:span text:style-name="T24">instalar django: </text:span><text:span text:style-name="T25">pip install django</text:span></text:p>
      <text:p text:style-name="P55"/>
      <text:p text:style-name="P56">12. Criar repositório github</text:p>
      <text:p text:style-name="P50">criar usuário, criar repositório curso-django-projeto1</text:p>
      <text:p text:style-name="P50">configurar git na pasta do projeto:</text:p>
      <text:p text:style-name="P50">git config --global user.name "Nelson-Oyama"</text:p>
      <text:p text:style-name="P50">git config --global user.email "<text:a xlink:type="simple" xlink:href="mailto:nelsonoyama@gmail.com" text:style-name="Internet_20_link" text:visited-style-name="Visited_20_Internet_20_Link">nelsonoyama@gmail.com</text:a>"</text:p>
      <text:p text:style-name="P50">git config --global init.defaultBranch main</text:p>
      <text:p text:style-name="P50">git init</text:p>
      <text:p text:style-name="P50"/>
      <text:p text:style-name="P50">utilizando ssh</text:p>
      <text:p text:style-name="P50">gera chave ssh: ssh-keygen</text:p>
      <text:p text:style-name="P50">incluir chave publica no github</text:p>
      <text:p text:style-name="P50">copiar link ssh do github: <text:a xlink:type="simple" xlink:href="mailto:git@github.com" text:style-name="Internet_20_link" text:visited-style-name="Visited_20_Internet_20_Link">git@github.com</text:a>:Nelson-Oyama/curso-django-projeto1.git</text:p>
      <text:p text:style-name="P50">na pasta do projeto: git remote add origin <text:a xlink:type="simple" xlink:href="mailto:git@github.com" text:style-name="Internet_20_link" text:visited-style-name="Visited_20_Internet_20_Link">git@github.com</text:a>:Nelson-Oyama/curso-django-projeto1.git</text:p>
      <text:p text:style-name="P50"/>
      <text:p text:style-name="P50">criar arquivo .gitignore</text:p>
      <text:p text:style-name="P50">primeira publicação: git push --set-upstream origin main </text:p>
      <text:p text:style-name="P50"/>
      <text:p text:style-name="P50">comandos: git add nome_do_arquivo</text:p>
      <text:p text:style-name="P50">git commit -m ‘mensagem para comitar’</text:p>
      <text:p text:style-name="P50">git push (enviar para o github)</text:p>
      <text:p text:style-name="P50"/>
      <text:p text:style-name="P51">14. Usando .gitignore do curso</text:p>
      <text:p text:style-name="P51"># Visual Studio Code #</text:p>
      <text:p text:style-name="P51">.vscode/* (ignora toda a pasta)</text:p>
      <text:p text:style-name="P51">!.vscode/settings.json (permite que esse arquivo seja comitado, mesmo que a pasta seja ignorada)</text:p>
      <text:p text:style-name="P51"/>
      <text:p text:style-name="P51">!<text:span text:style-name="T29">db.sqlite3 – somente para o curso. </text:span><text:span text:style-name="T30">Atenção! Os dados estarão no github, serão públicos. Cuidado com dados pessoais.</text:span></text:p>
      <text:p text:style-name="P51"/>
      <text:p text:style-name="P52">.gitignore pesquisado no google.</text:p>
      <text:p text:style-name="P52"/>
      <text:p text:style-name="P53">15. Iniciar projeto</text:p>
      <text:p text:style-name="P53"><text:span text:style-name="T32">django-admin start project projeto .</text:span> (o ponto cria o projeto na pasta “corrente”. Manage.py fica na pasta atual e não dentro da pasta projeto)</text:p>
      <text:p text:style-name="P53"/>
      <text:p text:style-name="P54">subir servidor: pytthon manage.py runserver <text:span text:style-name="T31">(somente para desenvolvimento)</text:span></text:p>
      <text:p text:style-name="P54"/>
      <text:p text:style-name="P57">18. manage.py</text:p>
      <text:p text:style-name="P57">carrega todas as configurações de settings.py</text:p>
      <text:p text:style-name="P57">settings.py : arquivo de configuração do django</text:p>
      <text:p text:style-name="P57">manage.py substitui o comando django-admin, na prática só usamos django-admin no comando <text:span text:style-name="T33">django-admin start project projeto .</text:span></text:p>
      <text:p text:style-name="P47"/>
      <text:p text:style-name="P4">Usando tema material icons</text:p>
      <text:p text:style-name="P1"/>
      <text:p text:style-name="P58"/>
      <text:p text:style-name="P3"><text:soft-page-break/></text:p>
      <text:p text:style-name="P3"/>
      <text:p text:style-name="P5">20. Introdução as urls do django e django views</text:p>
      <text:p text:style-name="P6">21. uma visão geral sobre o protocolo http, request e response, status e method</text:p>
      <text:p text:style-name="P6"><text:tab/><text:span text:style-name="T1">http status code</text:span></text:p>
      <text:p text:style-name="P6"><text:tab/><text:span text:style-name="T2">get – ler; put/post – criar/editar</text:span></text:p>
      <text:p text:style-name="P7"><text:tab/>métodos de request a serem utilizados get e post</text:p>
      <text:p text:style-name="P6"/>
      <text:p text:style-name="P8">22. Criando, conhecendo e entendendo apps no django</text:p>
      <text:p text:style-name="P8"><text:tab/> python manage.py startapp recipes <text:span text:style-name="T3">#cria apps com nome ‘recipes’</text:span></text:p>
      <text:p text:style-name="P8"/>
      <text:p text:style-name="P9">23. Movendo código para app recipes</text:p>
      <text:p text:style-name="P9"><text:tab/></text:p>
      <text:p text:style-name="P10">24. Templates e renderização de html no django</text:p>
      <text:p text:style-name="P12">25. A função render e mais caminhos no projeto</text:p>
      <text:p text:style-name="P11">2<text:span text:style-name="T4">6</text:span>. O que vamos criar no projeto?</text:p>
      <text:p text:style-name="P12">27. <text:span text:style-name="T5">Adicionando font-awesome no template</text:span></text:p>
      <text:p text:style-name="P13">28. Criando a header , separando uma partial e usando include</text:p>
      <text:p text:style-name="P13"><text:tab/>{% include%} - <text:span text:style-name="T6">chaves – executar uma tarefa</text:span></text:p>
      <text:p text:style-name="P14">29. Ajustando o estilo css da header</text:p>
      <text:p text:style-name="P15">30. Criando a área de busca com form, input, e button</text:p>
      <text:p text:style-name="P16">3<text:span text:style-name="T7">2</text:span>. Criando o grid de conteúdo</text:p>
      <text:p text:style-name="P17">33. Criando card de receitas parte 1</text:p>
      <text:p text:style-name="P17">34. Criando card de receitas parte 2</text:p>
      <text:p text:style-name="P18"><text:span text:style-name="T8">35. </text:span>Criando card de receitas parte <text:span text:style-name="T8">3</text:span></text:p>
      <text:p text:style-name="P19">36. Adicionando o footer</text:p>
      <text:p text:style-name="P20">38. Uma longa descrição sobre arquivos estáticos</text:p>
      <text:p text:style-name="P21">39. Adicionando static files em recipes para o css</text:p>
      <text:p text:style-name="P22">40. STATIC_URL e STATICFILES_DIRS no djanglo</text:p>
      <text:p text:style-name="P22">41. STATIC_ROOT e collectstatic</text:p>
      <text:p text:style-name="P23"><text:span text:style-name="T10">em configurações inclua </text:span><text:span text:style-name="T12">STATIC_ROOT</text:span><text:span text:style-name="T13"> </text:span><text:span text:style-name="T15">=</text:span><text:span text:style-name="T13"> </text:span><text:span text:style-name="T12">BASE_DIR</text:span><text:span text:style-name="T13"> </text:span><text:span text:style-name="T15">/</text:span><text:span text:style-name="T13"> </text:span><text:span text:style-name="T17">'</text:span><text:span text:style-name="T19">static</text:span><text:span text:style-name="T17">'</text:span></text:p>
      <text:p text:style-name="P22"><text:span text:style-name="T20">use o comando:</text:span><text:tab/><text:span text:style-name="T9">python manage.py collectstatic </text:span><text:span text:style-name="T20">(ira criar uma pasta static)</text:span></text:p>
      <text:p text:style-name="P24">se não houvesse namespace haveria colisão de nomes.</text:p>
      <text:p text:style-name="P25">42. Uma nova url para uma nova view – sobre urls no djang<text:span text:style-name="T21">o</text:span></text:p>
      <text:p text:style-name="P26">ver django urlconf</text:p>
      <text:p text:style-name="P27">43. Separando templates do home e recipe</text:p>
      <text:p text:style-name="P28">44. Herança em templates e template blocks</text:p>
      <text:p text:style-name="P29">45. Criando block para o título da página</text:p>
      <text:p text:style-name="P30">46. Injetando dados na view home</text:p>
      <text:p text:style-name="P31"><text:tab/>ver documentação template filters</text:p>
      <text:p text:style-name="P32">47. Corrigindo a altura dos cards de recipes e adicionando imagem</text:p>
      <text:p text:style-name="P33">48. Trabalhando nas diferenças entre detail page e list page</text:p>
      <text:p text:style-name="P34">49. Nome única nas urls e app name para namespace</text:p>
      <text:p text:style-name="P36">51. Primeiro django model e seus atributos</text:p>
      <text:p text:style-name="P37">52. Make migrations e migrate aplicando migrações</text:p>
      <text:p text:style-name="P38">53. Recomendação de leitura</text:p>
      <text:p text:style-name="P38">https://docs.djangoproject.com/pt-br/3.2/ref/models/fields/</text:p>
      <text:p text:style-name="P39">5<text:span text:style-name="T22">4</text:span>. Registrando category no admin do django</text:p>
      <text:p text:style-name="P39">5<text:span text:style-name="T22">5</text:span>. Adicionando recipes na admin do django</text:p>
      <text:p text:style-name="P40">mudar pasta para salvar arquivos mídia</text:p>
      <text:p text:style-name="P40">na pasta projeto, settings.py:</text:p>
      <text:p text:style-name="P41"><text:span text:style-name="T12"><text:tab/>MEDIA_URL</text:span><text:span text:style-name="T13"> </text:span><text:span text:style-name="T15">=</text:span><text:span text:style-name="T13"> </text:span><text:span text:style-name="T17">'</text:span><text:span text:style-name="T19">/media/</text:span><text:span text:style-name="T17">'</text:span></text:p>
      <text:p text:style-name="P43"><text:span text:style-name="T11"><text:tab/>MEDIA_ROOT</text:span> <text:span text:style-name="T14">=</text:span> <text:span text:style-name="T11">BASE_DIR</text:span> <text:span text:style-name="T14">/</text:span> <text:span text:style-name="T16">'</text:span><text:span text:style-name="T18">media</text:span><text:span text:style-name="T16">'</text:span></text:p>
      <text:p text:style-name="P44"><text:soft-page-break/></text:p>
      <text:p text:style-name="P40"/>
      <text:p text:style-name="P42">56. Conhecendo o django shell e manipulando querysets com ele</text:p>
      <text:p text:style-name="P42">python manage.py shell</text:p>
      <text:p text:style-name="P42"/>
      <text:p text:style-name="P45"><text:span text:style-name="T23">57. </text:span>Recomendação de leitura - QuerySet API reference</text:p>
      <text:p text:style-name="P45"><text:a xlink:type="simple" xlink:href="https://docs.djangoproject.com/pt-br/3.2/ref/models/querysets/" text:style-name="Internet_20_link" text:visited-style-name="Visited_20_Internet_20_Link">https://docs.djangoproject.com/pt-br/3.2/ref/models/querysets/</text:a></text:p>
      <text:p text:style-name="P45"/>
      <text:p text:style-name="P46">58. Utilizando o model Recipe (com query set) na view home</text:p>
      <text:p text:style-name="P46"><text:tab/></text:p>
      <text:p text:style-name="P42"/>
      <text:p text:style-name="P35">seção 32 – comandos linux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09:26:41.841000000</meta:creation-date>
    <dc:date>2023-07-20T11:51:45.856000000</dc:date>
    <meta:editing-duration>P6DT12H55M</meta:editing-duration>
    <meta:editing-cycles>59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92" meta:word-count="618" meta:character-count="4093" meta:non-whitespace-character-count="3552"/>
  </office:meta>
</office:document-meta>
</file>